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9.89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9.89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9.89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9.89cm" svg:y="16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9.89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9.89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9.89cm" svg:y="18.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9.89cm" svg:y="21.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2T06:09:54.477000000</meta:creation-date>
    <dc:date>2019-11-22T06:13:20.524000000</dc:date>
    <meta:editing-duration>PT3M26S</meta:editing-duration>
    <meta:editing-cycles>1</meta:editing-cycles>
    <meta:document-statistic meta:object-count="8"/>
    <meta:generator>LibreOffice/6.0.7.3$Windows_X86_64 LibreOffice_project/dc89aa7a9eabfd848af146d5086077aeed2ae4a5</meta:generator>
  </office:meta>
</office:document-meta>
</file>